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WithAbstractFactoryBeanAsReturnType.fo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figWithAbstractFactoryBeanAsReturnType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15275Tests.withAbstract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WithAbstractFactoryBeanForInterface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WithFactoryBean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WithFinalFactoryBean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nal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WithFinalFactoryBeanAsReturnType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o.Foo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WithFinalFactoryBeanAsReturnType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With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With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WithAbstractFactoryBeanForInterface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WithAbstractFactoryBeanAsReturnType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WithFactoryBean.fo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figWithAbstractFactoryBean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WithAbstractFactoryBeanForInterface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5275Tests.withFinalFactoryBeanAs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WithAbstractFactoryBean.fo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nal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5275Tests.with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WithAbstractFactoryBeanForInterface.fo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pr15275Tests.withFinal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15275Tests.withAbstractFactoryBeanFor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WithAbstractFactoryBean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r.Bar( FooInterface fo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WithFinalFactoryBean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WithAbstract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5275Tests.withAbstractFactoryBeanAs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WithAbstractFactoryBeanAsReturnType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